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7" style:family="table">
      <style:table-properties style:width="7.0417in" table:align="margins" style:writing-mode="lr-tb"/>
    </style:style>
    <style:style style:name="Table7.A" style:family="table-column">
      <style:table-column-properties style:column-width="3.5208in" style:rel-column-width="32767*"/>
    </style:style>
    <style:style style:name="Table7.B" style:family="table-column">
      <style:table-column-properties style:column-width="3.5208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7.1854in" table:align="left" style:writing-mode="lr-tb"/>
    </style:style>
    <style:style style:name="Table1.A" style:family="table-column">
      <style:table-column-properties style:column-width="2.5938in"/>
    </style:style>
    <style:style style:name="Table1.B" style:family="table-column">
      <style:table-column-properties style:column-width="4.59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7938in" fo:margin-left="0.0104in" table:align="left" style:writing-mode="lr-tb"/>
    </style:style>
    <style:style style:name="Table2.A" style:family="table-column">
      <style:table-column-properties style:column-width="3.3563in"/>
    </style:style>
    <style:style style:name="Table2.B" style:family="table-column">
      <style:table-column-properties style:column-width="3.4375in"/>
    </style:style>
    <style:style style:name="Table2.1" style:family="table-row">
      <style:table-row-properties style:min-row-height="0.0556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3" style:family="table">
      <style:table-properties style:width="6.8in" fo:margin-left="0.0521in" table:align="left" style:writing-mode="lr-tb"/>
    </style:style>
    <style:style style:name="Table3.A" style:family="table-column">
      <style:table-column-properties style:column-width="3.1979in"/>
    </style:style>
    <style:style style:name="Table3.B" style:family="table-column">
      <style:table-column-properties style:column-width="3.6021in"/>
    </style:style>
    <style:style style:name="Table3.1" style:family="table-row">
      <style:table-row-properties style:min-row-height="0.4257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4" style:family="table">
      <style:table-properties style:width="7.175in" fo:margin-left="-0.1076in" table:align="left" style:writing-mode="lr-tb"/>
    </style:style>
    <style:style style:name="Table4.A" style:family="table-column">
      <style:table-column-properties style:column-width="2.5313in"/>
    </style:style>
    <style:style style:name="Table4.B" style:family="table-column">
      <style:table-column-properties style:column-width="4.64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4.B1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7.0417in" table:align="left" style:writing-mode="lr-tb"/>
    </style:style>
    <style:style style:name="Table5.A" style:family="table-column">
      <style:table-column-properties style:column-width="7.041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382in" fo:border-left="none" fo:border-right="none" fo:border-top="none" fo:border-bottom="0.1pt solid #000000" style:writing-mode="lr-tb"/>
    </style:style>
    <style:style style:name="Table6" style:family="table">
      <style:table-properties style:width="7.0833in" fo:margin-left="-0.0208in" table:align="left" style:writing-mode="lr-tb"/>
    </style:style>
    <style:style style:name="Table6.A" style:family="table-column">
      <style:table-column-properties style:column-width="3.3854in"/>
    </style:style>
    <style:style style:name="Table6.B" style:family="table-column">
      <style:table-column-properties style:column-width="3.6979in"/>
    </style:style>
    <style:style style:name="Table6.1" style:family="table-row">
      <style:table-row-properties style:min-row-height="0.0556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 fo:orphans="0" fo:widows="0" fo:hyphenation-ladder-count="no-limit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5" style:family="paragraph" style:parent-style-name="Standard">
      <style:paragraph-properties fo:text-align="start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7" style:family="paragraph" style:parent-style-name="Standard">
      <style:paragraph-properties fo:hyphenation-ladder-count="no-limit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8" style:family="paragraph" style:parent-style-name="Standard">
      <style:paragraph-properties fo:text-align="end" style:justify-single-word="false" fo:orphans="0" fo:widows="0" fo:hyphenation-ladder-count="no-limit" style:text-autospace="none"/>
      <style:text-properties fo:color="#000000" fo:font-size="10.5pt" officeooo:paragraph-rsid="001c9383" style:font-size-asian="10.5pt" style:font-size-complex="10.5pt" fo:hyphenate="false" fo:hyphenation-remain-char-count="2" fo:hyphenation-push-char-count="2"/>
    </style:style>
    <style:style style:name="P9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1efb53" officeooo:paragraph-rsid="001efb53" style:font-size-asian="10.5pt" style:font-size-complex="10.5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color="#000000" fo:font-size="10.5pt" officeooo:rsid="002a8202" officeooo:paragraph-rsid="002a8202" style:font-size-asian="10.5pt" style:font-size-complex="10.5pt" fo:hyphenate="false" fo:hyphenation-remain-char-count="2" fo:hyphenation-push-char-count="2"/>
    </style:style>
    <style:style style:name="P11" style:family="paragraph" style:parent-style-name="Standard">
      <style:paragraph-properties fo:hyphenation-ladder-count="no-limit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13" style:family="paragraph" style:parent-style-name="Standard">
      <style:paragraph-properties fo:hyphenation-ladder-count="no-limit" style:snap-to-layout-grid="false"/>
      <style:text-properties fo:color="#000000" fo:font-size="10.5pt" fo:font-weight="bold" style:font-size-asian="10.5pt" style:language-asian="ar" style:country-asian="SA" style:font-weight-asian="bold" style:font-size-complex="10.5pt" style:font-weight-complex="bold" fo:hyphenate="false" fo:hyphenation-remain-char-count="2" fo:hyphenation-push-char-count="2"/>
    </style:style>
    <style:style style:name="P14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fo:language="en" fo:country="US" officeooo:rsid="001efb53" officeooo:paragraph-rsid="001efb53" style:font-size-asian="10.5pt" style:font-size-complex="10.5pt" fo:hyphenate="false" fo:hyphenation-remain-char-count="2" fo:hyphenation-push-char-count="2"/>
    </style:style>
    <style:style style:name="P15" style:family="paragraph" style:parent-style-name="Standard">
      <style:paragraph-properties fo:text-align="justify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6" style:family="paragraph" style:parent-style-name="Standard">
      <style:paragraph-properties fo:text-align="end" style:justify-single-word="false" fo:hyphenation-ladder-count="no-limit" style:snap-to-layout-grid="false"/>
      <style:text-properties fo:color="#000000" fo:font-size="10.5pt" fo:language="en" fo:country="US" style:font-size-asian="10.5pt" style:language-asian="en" style:country-asian="US" style:font-size-complex="10.5pt" fo:hyphenate="false" fo:hyphenation-remain-char-count="2" fo:hyphenation-push-char-count="2"/>
    </style:style>
    <style:style style:name="P17" style:family="paragraph" style:parent-style-name="Standard">
      <style:paragraph-properties fo:text-align="center" style:justify-single-word="false"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8" style:family="paragraph" style:parent-style-name="Standard">
      <style:paragraph-properties fo:hyphenation-ladder-count="no-limit"/>
      <style:text-properties fo:color="#000000" fo:font-size="10.5pt" fo:language="en" fo:country="US" fo:font-weight="bold" style:font-size-asian="10.5pt" style:language-asian="en" style:country-asian="US" style:font-weight-asian="bold" style:font-size-complex="10.5pt" style:font-weight-complex="bold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orphans="0" fo:widows="0" fo:hyphenation-ladder-count="no-limit" style:text-autospace="none" style:snap-to-layout-grid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21" style:family="paragraph" style:parent-style-name="Standard">
      <style:paragraph-properties fo:hyphenation-ladder-count="no-limit" style:text-autospace="none"/>
      <style:text-properties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officeooo:paragraph-rsid="00250267" style:font-size-asian="10.5pt" style:font-size-complex="10.5pt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text-align="justify" style:justify-single-word="false" fo:hyphenation-ladder-count="no-limit" fo:text-indent="0.5in" style:auto-text-indent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5in" style:auto-text-indent="false" style:text-autospace="none"/>
      <style:text-properties fo:color="#000000" fo:font-size="10.5pt" fo:font-style="italic" fo:font-weight="bold" style:font-size-asian="10.5pt" style:font-style-asian="italic" style:font-weight-asian="bold" style:font-size-complex="10.5pt" fo:hyphenate="false" fo:hyphenation-remain-char-count="2" fo:hyphenation-push-char-count="2"/>
    </style:style>
    <style:style style:name="P28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P29" style:family="paragraph" style:parent-style-name="Standard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0" style:family="paragraph" style:parent-style-name="Standard">
      <style:paragraph-properties fo:margin-left="0.3937in" fo:margin-right="0in" fo:text-align="justify" style:justify-single-word="false" fo:orphans="0" fo:widows="0" fo:hyphenation-ladder-count="no-limit" fo:text-indent="0.0984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31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fo:font-size="10.5pt" style:font-size-asian="10.5pt" style:font-size-complex="10.5pt"/>
    </style:style>
    <style:style style:name="P32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size="10.5pt" style:font-name-asian="Times New Roman" style:font-size-asian="10.5pt" style:language-asian="ru" style:country-asian="RU" style:font-size-complex="10.5pt"/>
    </style:style>
    <style:style style:name="P33" style:family="paragraph" style:parent-style-name="Standard">
      <style:paragraph-properties fo:margin-top="0in" fo:margin-bottom="0in" style:contextual-spacing="false" fo:line-height="100%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Times New Roman" fo:font-size="10.5pt" style:text-underline-style="none" officeooo:rsid="0022ab8a" officeooo:paragraph-rsid="0022ab8a" style:font-size-asian="10.5pt" style:language-asian="ru" style:country-asian="RU" style:font-name-complex="Times New Roman" style:font-size-complex="10.5pt"/>
    </style:style>
    <style:style style:name="P35" style:family="paragraph" style:parent-style-name="Standard">
      <style:paragraph-properties fo:margin-top="0in" fo:margin-bottom="0in" style:contextual-spacing="false" style:line-height-at-least="0.139in" fo:text-align="start" style:justify-single-word="false" style:snap-to-layout-grid="false"/>
      <style:text-properties fo:color="#000000" style:font-name="Times New Roman" fo:font-size="10.5pt" style:text-underline-style="none" officeooo:rsid="0022ab8a" officeooo:paragraph-rsid="0022ab8a" style:font-name-asian="Times New Roman" style:font-size-asian="10.5pt" style:language-asian="ru" style:country-asian="RU" style:font-name-complex="Times New Roman" style:font-size-complex="10.5pt"/>
    </style:style>
    <style:style style:name="P36" style:family="paragraph" style:parent-style-name="Standard">
      <style:paragraph-properties fo:margin-top="0in" fo:margin-bottom="0in" style:contextual-spacing="false" style:line-height-at-least="0.139in"/>
    </style:style>
    <style:style style:name="P37" style:family="paragraph" style:parent-style-name="Standard">
      <style:paragraph-properties fo:margin-top="0in" fo:margin-bottom="0in" style:contextual-spacing="false" style:line-height-at-least="0.139in" style:snap-to-layout-grid="false"/>
    </style:style>
    <style:style style:name="P38" style:family="paragraph" style:parent-style-name="Содержимое_20_таблицы">
      <style:paragraph-properties style:snap-to-layout-grid="false"/>
      <style:text-properties fo:color="#000000" style:font-name="Times New Roman" fo:font-size="10pt" style:font-size-asian="10pt" style:font-name-complex="Times New Roman" style:font-size-complex="10pt"/>
    </style:style>
    <style:style style:name="P39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0" style:family="paragraph" style:parent-style-name="Содержимое_20_таблицы">
      <style:paragraph-properties fo:margin-top="0.0008in" fo:margin-bottom="0.0008in" style:contextual-spacing="false" fo:text-align="justify" style:justify-single-word="false" fo:hyphenation-ladder-count="no-limit" style:text-autospace="none" style:snap-to-layout-grid="false"/>
      <style:text-properties fo:color="#000000" style:font-name="Times New Roman" fo:font-size="10.5pt" fo:font-weight="bold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1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fo:font-weight="bold" officeooo:rsid="002162d3" officeooo:paragraph-rsid="00212fec" style:font-size-asian="10.5pt" style:font-weight-asian="bold" style:font-name-complex="Times New Roman" style:font-size-complex="10.5pt" style:font-weight-complex="bold" fo:hyphenate="false" fo:hyphenation-remain-char-count="2" fo:hyphenation-push-char-count="2"/>
    </style:style>
    <style:style style:name="P42" style:family="paragraph" style:parent-style-name="Содержимое_20_таблицы">
      <style:paragraph-properties fo:margin-top="0.0008in" fo:margin-bottom="0.0008in" style:contextual-spacing="false" fo:text-align="start" style:justify-single-word="false" fo:hyphenation-ladder-count="no-limit" style:text-autospace="none" style:snap-to-layout-grid="false"/>
      <style:text-properties fo:color="#000000" style:font-name="Times New Roman" fo:font-size="10.5pt" officeooo:paragraph-rsid="00212fec" style:font-size-asian="10.5pt" style:font-name-complex="Times New Roman" style:font-size-complex="10.5pt" fo:hyphenate="false" fo:hyphenation-remain-char-count="2" fo:hyphenation-push-char-count="2"/>
    </style:style>
    <style:style style:name="P43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4" style:family="paragraph" style:parent-style-name="WW-Заголовок">
      <style:paragraph-properties fo:margin-left="2.5in" fo:margin-right="0in" fo:text-align="start" style:justify-single-word="false" fo:hyphenation-ladder-count="no-limit" fo:text-indent="0.5in" style:auto-text-indent="false" fo:break-before="pag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5" style:family="paragraph" style:parent-style-name="Standard" style:master-page-name="Standard">
      <style:paragraph-properties fo:text-align="center" style:justify-single-word="false" fo:orphans="0" fo:widows="0" fo:hyphenation-ladder-count="no-limit" style:page-number="auto" style:text-autospace="none"/>
      <style:text-properties fo:color="#000000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6" style:family="paragraph" style:parent-style-name="Standard">
      <style:paragraph-properties fo:text-align="start" style:justify-single-word="false" fo:orphans="0" fo:widows="0" fo:hyphenation-ladder-count="no-limit" style:text-autospace="none" style:snap-to-layout-grid="false"/>
      <style:text-properties fo:color="#000000" fo:font-size="10.5pt" officeooo:rsid="002c789b" officeooo:paragraph-rsid="002c789b" style:font-size-asian="10.5pt" style:font-size-complex="10.5pt" fo:hyphenate="false" fo:hyphenation-remain-char-count="2" fo:hyphenation-push-char-count="2"/>
    </style:style>
    <style:style style:name="P47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color="#000000" fo:font-size="10.5pt" style:font-size-asian="10.5pt" style:font-size-complex="10.5pt" fo:hyphenate="false" fo:hyphenation-remain-char-count="2" fo:hyphenation-push-char-count="2"/>
    </style:style>
    <style:style style:name="P48" style:family="paragraph" style:parent-style-name="Standard" style:list-style-name="WW8Num2">
      <style:paragraph-properties fo:margin-left="0in" fo:margin-right="0in" fo:text-align="justify" style:justify-single-word="false" fo:orphans="0" fo:widows="0" fo:hyphenation-ladder-count="no-limit" fo:text-indent="0.4925in" style:auto-text-indent="false" style:text-autospace="none"/>
      <style:text-properties fo:hyphenate="false" fo:hyphenation-remain-char-count="2" fo:hyphenation-push-char-count="2"/>
    </style:style>
    <style:style style:name="T1" style:family="text">
      <style:text-properties fo:color="#000000" fo:font-size="10.5pt" style:font-size-asian="10.5pt" style:font-size-complex="10.5pt"/>
    </style:style>
    <style:style style:name="T2" style:family="text">
      <style:text-properties fo:color="#000000" fo:font-size="10.5pt" fo:font-style="italic" fo:font-weight="bold" style:font-size-asian="10.5pt" style:font-style-asian="italic" style:font-weight-asian="bold" style:font-size-complex="10.5pt"/>
    </style:style>
    <style:style style:name="T3" style:family="text">
      <style:text-properties fo:color="#000000" fo:font-size="10.5pt" fo:language="en" fo:country="US" style:font-size-asian="10.5pt" style:font-size-complex="10.5pt"/>
    </style:style>
    <style:style style:name="T4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000000" fo:font-size="10.5pt" fo:font-weight="bold" officeooo:rsid="002015fb" style:font-size-asian="10.5pt" style:font-weight-asian="bold" style:font-size-complex="10.5pt" style:font-weight-complex="bold"/>
    </style:style>
    <style:style style:name="T6" style:family="text">
      <style:text-properties fo:color="#000000" fo:font-size="10.5pt" fo:font-weight="bold" officeooo:rsid="002423e6" style:font-size-asian="10.5pt" style:font-weight-asian="bold" style:font-size-complex="10.5pt" style:font-weight-complex="bold"/>
    </style:style>
    <style:style style:name="T7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8" style:family="text">
      <style:text-properties fo:color="#000000" style:font-name="Times New Roman" fo:font-size="10.5pt" style:text-underline-style="none" style:font-name-asian="Times New Roman" style:font-size-asian="10.5pt" style:font-name-complex="Times New Roman" style:font-size-complex="10.5pt"/>
    </style:style>
    <style:style style:name="T9" style:family="text">
      <style:text-properties fo:color="#000000" style:font-name="Times New Roman" fo:font-size="10.5pt" style:text-underline-style="none" officeooo:rsid="0022ab8a" style:font-name-asian="Times New Roman" style:font-size-asian="10.5pt" style:font-name-complex="Times New Roman" style:font-size-complex="10.5pt"/>
    </style:style>
    <style:style style:name="T10" style:family="text">
      <style:text-properties fo:color="#000000" style:font-name="Times New Roman" fo:font-size="10.5pt" style:text-underline-style="none" style:font-size-asian="10.5pt" style:font-name-complex="Times New Roman" style:font-size-complex="10.5pt"/>
    </style:style>
    <style:style style:name="T11" style:family="text">
      <style:text-properties officeooo:rsid="001bb1a3"/>
    </style:style>
    <style:style style:name="T12" style:family="text">
      <style:text-properties officeooo:rsid="001c938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daced" style:font-weight-asian="bold" style:font-weight-complex="bold"/>
    </style:style>
    <style:style style:name="T15" style:family="text">
      <style:text-properties fo:font-weight="bold" officeooo:rsid="001fdad4" style:font-weight-asian="bold" style:font-weight-complex="bold"/>
    </style:style>
    <style:style style:name="T16" style:family="text">
      <style:text-properties fo:font-weight="bold" officeooo:rsid="0022ab8a" style:font-weight-asian="bold" style:font-weight-complex="bold"/>
    </style:style>
    <style:style style:name="T17" style:family="text">
      <style:text-properties officeooo:rsid="002162d3"/>
    </style:style>
    <style:style style:name="T18" style:family="text">
      <style:text-properties officeooo:rsid="0022ab8a"/>
    </style:style>
    <style:style style:name="T19" style:family="text">
      <style:text-properties officeooo:rsid="002423e6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font-name="Times New Roman" fo:font-size="10pt" style:font-name-asian="Times New Roman" style:font-size-asian="10pt" style:language-asian="ru" style:country-asian="RU" style:font-name-complex="Times New Roman" style:font-size-complex="10pt"/>
    </style:style>
    <style:style style:name="T22" style:family="text">
      <style:text-properties style:font-name="Times New Roman" fo:font-size="10pt" officeooo:rsid="0025f003" style:font-name-asian="Times New Roman" style:font-size-asian="10pt" style:language-asian="ru" style:country-asian="RU" style:font-name-complex="Times New Roman" style:font-size-complex="10pt"/>
    </style:style>
    <style:style style:name="T23" style:family="text">
      <style:text-properties style:font-name="Times New Roman" fo:font-size="10pt" officeooo:rsid="00275128" style:font-name-asian="Times New Roman" style:font-size-asian="10pt" style:language-asian="ru" style:country-asian="RU" style:font-name-complex="Times New Roman" style:font-size-complex="10pt"/>
    </style:style>
    <style:style style:name="T24" style:family="text">
      <style:text-properties style:font-name="Times New Roman" fo:font-size="10pt" style:font-size-asian="10pt" style:language-asian="ru" style:country-asian="RU" style:font-name-complex="Times New Roman" style:font-size-complex="10pt"/>
    </style:style>
    <style:style style:name="T25" style:family="text">
      <style:text-properties style:font-name="Times New Roman" fo:font-size="10pt" fo:font-weight="bold" officeooo:rsid="00250267" style:font-name-asian="Times New Roman" style:font-size-asian="10pt" style:language-asian="ru" style:country-asian="RU" style:font-weight-asian="bold" style:font-name-complex="Times New Roman" style:font-size-complex="10pt" style:font-weight-complex="bold"/>
    </style:style>
    <style:style style:name="T2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fo:padding="0in" fo:border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Договор поручения № <text:span text:style-name="T11">[client.id]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г. Владимир <text:s text:c="7"/></text:p>
          </table:table-cell>
          <table:table-cell table:style-name="Table7.A1" office:value-type="string">
            <text:p text:style-name="P8"><text:tab/><text:span text:style-name="T12">[client.doc_date]</text:span> г. </text:p>
          </table:table-cell>
        </table:table-row>
      </table:table>
      <text:p text:style-name="P25">Общество с ограниченной ответственностью «Авангард», в лице директора <text:span text:style-name="T13">Кутанова Андрея Александровича</text:span>, действующего на основании Устава, именуемое в дальнейшем «Поверенный», с одной стороны, и гр. <text:span text:style-name="T14">[client.commisioner_full_name]</text:span>, <text:span text:style-name="T21">действующий </text:span><text:span text:style-name="T24">от</text:span><text:span text:style-name="T21"> </text:span><text:span text:style-name="T24">имени</text:span><text:span text:style-name="T21"> </text:span><text:span text:style-name="T22">гр. </text:span><text:span text:style-name="T25">[client.commisioner_agent_full_name]</text:span><text:span text:style-name="T21"> </text:span><text:span text:style-name="T24">на</text:span><text:span text:style-name="T21"> </text:span><text:span text:style-name="T24">основании</text:span><text:span text:style-name="T21"> </text:span><text:span text:style-name="T24">доверенности</text:span><text:span text:style-name="T21"> № </text:span><text:span text:style-name="T23">[client.warrant_num]</text:span><text:span text:style-name="T21"> </text:span><text:span text:style-name="T24">от</text:span><text:span text:style-name="T21"> </text:span><text:span text:style-name="T23">[client.warrant_date]</text:span><text:span text:style-name="T21"> </text:span><text:span text:style-name="T24">,</text:span><text:span text:style-name="T21"> </text:span><text:span text:style-name="T24">заверенной</text:span><text:span text:style-name="T21"> </text:span><text:span text:style-name="T24">нотариусом</text:span><text:span text:style-name="T21"> </text:span><text:span text:style-name="T23">[client.warrant_issuer]</text:span><text:span text:style-name="T21"> </text:span><text:span text:style-name="T24">и</text:span><text:span text:style-name="T21"> </text:span><text:span text:style-name="T24">зарегистрированной</text:span><text:span text:style-name="T21"> </text:span><text:span text:style-name="T24">в</text:span><text:span text:style-name="T21"> </text:span><text:span text:style-name="T24">реестре</text:span><text:span text:style-name="T21"> </text:span><text:span text:style-name="T24">за</text:span><text:span text:style-name="T21"> № </text:span><text:span text:style-name="T23">[client.warrant_reg_num]</text:span><text:span text:style-name="T21"> </text:span><text:span text:style-name="T24">,</text:span><text:span text:style-name="T20"> именуемый в дальнейшем «Доверитель», с другой стороны, заключили настоящий договор о нижеследующем.</text:span></text:p>
      <text:p text:style-name="P22"><text:span text:style-name="T1">1. Поверенный обязуется совершить от имени и за счет Доверителя продажу принадлежащего Доверителю </text:span><text:span text:style-name="T2">нижеуказанного автомобиля с пробегом, при этом права и обязанности по сделке купли-продажи возникают у Доверителя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Марка автомобиля</text:p>
          </table:table-cell>
          <table:table-cell table:style-name="Table1.B1" office:value-type="string">
            <text:p text:style-name="P14">[client.car_model]</text:p>
          </table:table-cell>
        </table:table-row>
        <table:table-row table:style-name="Table1.1">
          <table:table-cell table:style-name="Table1.A1" office:value-type="string">
            <text:p text:style-name="P19"><text:span text:style-name="T1">Идентификационный номер (</text:span><text:span text:style-name="T3">VIN</text:span><text:span text:style-name="T1">)</text:span></text:p>
          </table:table-cell>
          <table:table-cell table:style-name="Table1.B1" office:value-type="string">
            <text:p text:style-name="P14">[client.car_vin]</text:p>
          </table:table-cell>
        </table:table-row>
        <table:table-row table:style-name="Table1.1">
          <table:table-cell table:style-name="Table1.A1" office:value-type="string">
            <text:p text:style-name="P3">Тип</text:p>
          </table:table-cell>
          <table:table-cell table:style-name="Table1.B1" office:value-type="string">
            <text:p text:style-name="P9">[client.car_body_type]</text:p>
          </table:table-cell>
        </table:table-row>
        <table:table-row table:style-name="Table1.1">
          <table:table-cell table:style-name="Table1.A1" office:value-type="string">
            <text:p text:style-name="P3">Год выпуска</text:p>
          </table:table-cell>
          <table:table-cell table:style-name="Table1.B1" office:value-type="string">
            <text:p text:style-name="P9">[client.car_year]</text:p>
          </table:table-cell>
        </table:table-row>
        <table:table-row table:style-name="Table1.1">
          <table:table-cell table:style-name="Table1.A1" office:value-type="string">
            <text:p text:style-name="P3">Двигатель №</text:p>
          </table:table-cell>
          <table:table-cell table:style-name="Table1.B1" office:value-type="string">
            <text:p text:style-name="P14">[client.car_engine_number]</text:p>
          </table:table-cell>
        </table:table-row>
        <table:table-row table:style-name="Table1.1">
          <table:table-cell table:style-name="Table1.A1" office:value-type="string">
            <text:p text:style-name="P3">Шасси №</text:p>
          </table:table-cell>
          <table:table-cell table:style-name="Table1.B1" office:value-type="string">
            <text:p text:style-name="P14">[client.car_chassis]</text:p>
          </table:table-cell>
        </table:table-row>
        <table:table-row table:style-name="Table1.1">
          <table:table-cell table:style-name="Table1.A1" office:value-type="string">
            <text:p text:style-name="P3">Кузов №</text:p>
          </table:table-cell>
          <table:table-cell table:style-name="Table1.B1" office:value-type="string">
            <text:p text:style-name="P9">[client.car_body_number]</text:p>
          </table:table-cell>
        </table:table-row>
        <table:table-row table:style-name="Table1.1">
          <table:table-cell table:style-name="Table1.A1" office:value-type="string">
            <text:p text:style-name="P3">Цвет</text:p>
          </table:table-cell>
          <table:table-cell table:style-name="Table1.B1" office:value-type="string">
            <text:p text:style-name="P9">[client.car_color]</text:p>
          </table:table-cell>
        </table:table-row>
        <table:table-row table:style-name="Table1.1">
          <table:table-cell table:style-name="Table1.A1" office:value-type="string">
            <text:p text:style-name="P3">Мощность двигателя, л.с. (кВт)</text:p>
          </table:table-cell>
          <table:table-cell table:style-name="Table1.B1" office:value-type="string">
            <text:p text:style-name="P9">[client.car_HP] ([client.car_kW])</text:p>
          </table:table-cell>
        </table:table-row>
        <table:table-row table:style-name="Table1.1">
          <table:table-cell table:style-name="Table1.A1" office:value-type="string">
            <text:p text:style-name="P3">Рабочий объем двигателя, см3</text:p>
          </table:table-cell>
          <table:table-cell table:style-name="Table1.B1" office:value-type="string">
            <text:p text:style-name="P9">[client.car_engine_volume]</text:p>
          </table:table-cell>
        </table:table-row>
        <table:table-row table:style-name="Table1.1">
          <table:table-cell table:style-name="Table1.A1" office:value-type="string">
            <text:p text:style-name="P3">Паспорт ТС (серия, номер)</text:p>
          </table:table-cell>
          <table:table-cell table:style-name="Table1.B1" office:value-type="string">
            <text:p text:style-name="P9">[client.car_PTS]</text:p>
          </table:table-cell>
        </table:table-row>
        <table:table-row table:style-name="Table1.1">
          <table:table-cell table:style-name="Table1.A1" office:value-type="string">
            <text:p text:style-name="P3">Выдан </text:p>
          </table:table-cell>
          <table:table-cell table:style-name="Table1.B1" office:value-type="string">
            <text:p text:style-name="P9">[client.car_PTS_issuer] [client.car_PTS_issue_date]</text:p>
          </table:table-cell>
        </table:table-row>
        <table:table-row table:style-name="Table1.1">
          <table:table-cell table:style-name="Table1.A13" office:value-type="string">
            <text:p text:style-name="P10">Свидетельство о регистрации ТС</text:p>
          </table:table-cell>
          <table:table-cell table:style-name="Table1.B13" office:value-type="string">
            <text:p text:style-name="P46">[client.reg_card]</text:p>
          </table:table-cell>
        </table:table-row>
        <table:table-row table:style-name="Table1.1">
          <table:table-cell table:style-name="Table1.A13" office:value-type="string">
            <text:p text:style-name="P10">Регистрационный знак</text:p>
          </table:table-cell>
          <table:table-cell table:style-name="Table1.B13" office:value-type="string">
            <text:p text:style-name="P46">[client.plate]</text:p>
          </table:table-cell>
        </table:table-row>
      </table:table>
      <text:p text:style-name="P24">Принимая имущество Поверенный обязан проверить качество и комплектность товара и удостовериться в его пригодности для продажи и транспортировки, что подтверждается актом приемки с подробным описанием дефектов и особенностей автомобиля. В случае если автомобиль передается Доверителем Поверенному в техническом состоянии не пригодном для продажи третьим лицам (о чем делается соответствующая отметка в акте приема-передачи, являющемся неотъемлемой частью настоящего Договора), Поверенный вправе произвести ремонт автомобиля собственными силами и за свой счет с дальнейшим отнесением затрат на Доверителя, предоставив последнему подтверждение произведенных затрат. При этом дополнительного согласования сторонами стоимости ремонта не требуется.</text:p>
      <text:p text:style-name="P24">Поверенный размещает автотранспортное средство на своей автостоянке и производит все действия, необходимые для его продажи. </text:p>
      <text:p text:style-name="P24">Стороны определили, что минимальная продажная стоимость автотранспортное средство составляет <text:s text:c="3"/><text:span text:style-name="T15">[client.min_price]</text:span> рублей. В случае продажи Поверенным автотранспортного средства по цене, превышающей минимальную продажную стоимость, 100% разницы остается у Поверенного.</text:p>
      <text:p text:style-name="P24">2. Поверенный обязан исполнить данное ему поручение в соответствии с указаниями Доверителя. Поверенный вправе отступить от этих указаний, если по обстоятельствам дела это необходимо в интересах Доверителя и Поверенный не мог предварительно запросить Доверителя либо не получил своевременного ответа на вопрос. </text:p>
      <text:p text:style-name="P27">Денежные средства, уплачиваемые покупателем за автомобиль перечисляются в безналичном порядке на расчетный счет Поверенного и в дальнейшем перечисляются Доверителю на указываемый им банковский расчетный счет за вычетом причитающегося Поверенному вознаграждении и иных платежей, предусмотренных настоящим договором.</text:p>
      <text:p text:style-name="P29">3. Поверенный также обязан: </text:p>
      <text:p text:style-name="P29">3.1. сообщить Доверителю по его требованию все сведения о ходе исполнения поручения; </text:p>
      <text:p text:style-name="P29">3.2 передать Доверителю вырученные от продажи автомобиля денежные средства в размере равном минимальной продажной стоимости за вычетом причитающегося ему вознаграждения и компенсации понесенных расходов на ремонт автомобиля в течение десяти рабочих дней со дня продажи автомобиля;</text:p>
      <text:p text:style-name="P29">3.3 по исполнении поручения или при прекращении настоящего договора до его исполнения без промедления, но в любом случае не позднее, чем в 10-дневный срок вернуть Доверителю доверенность, срок действия которой не истек, и предоставить отчет об исполненном; </text:p>
      <text:p text:style-name="P29">3.4 сохранять конфиденциальность сведений, составляющих коммерческую тайну Доверителя, ставших ему известными в связи с исполнением поручения Доверителя. </text:p>
      <text:p text:style-name="P29">4. Доверитель обязан: </text:p>
      <text:p text:style-name="P29">4.1. оказать Поверенному необходимое содействие в исполнении поручения, предусмотренного настоящим договором, выдать доверенность на совершение юридических действий, предусмотренных настоящим договором, передать ему необходимые документы и обеспечить средствами, требующимися по <text:soft-page-break/>характеру поручения; </text:p>
      <text:p text:style-name="P29">4.2. без промедления принять от Поверенного все исполненное последним в соответствии с настоящим договором; </text:p>
      <text:p text:style-name="P29">4.3. возместить Поверенному понесенные издержки и расходы, которые были необходимы для исполнения поручения, <text:s/>в том числе возместить расходы Поверенного на ремонт транспортного средства; </text:p>
      <text:list xml:id="list3169568172680696382" text:style-name="WW8Num2">
        <text:list-item>
          <text:list>
            <text:list-item>
              <text:p text:style-name="P47">уплатить Поверенному вознаграждение в соответствии с п. 5 настоящего договора;</text:p>
            </text:list-item>
            <text:list-item>
              <text:p text:style-name="P48"><text:span text:style-name="T1">уплатить Поверенному </text:span><text:span text:style-name="T4">1500 (одна тысяча пятьсот) рублей </text:span><text:span text:style-name="T7">за каждый месяц нахождения транспортного средства на территории автосалона</text:span><text:span text:style-name="T1"> в случае выезда транспортного средства с территории автосалона на срок более 3 (трех) дней или в случае расторжения данного договора Доверителем за услуги стоянки и охраны транспортного средства на территории автосалона.</text:span></text:p>
            </text:list-item>
          </text:list>
        </text:list-item>
      </text:list>
      <text:p text:style-name="P28"><text:span text:style-name="T1">5. Вознаграждение Поверенного за исполнение поручения по настоящему договору составляет <text:s text:c="47"/></text:span><text:span text:style-name="T4"><text:s/></text:span><text:span text:style-name="T5">[client.reward]</text:span><text:span text:style-name="T4"> <text:s/>рублей</text:span><text:span text:style-name="T1">.</text:span></text:p>
      <text:p text:style-name="P28"><text:span text:style-name="T1">6. Если настоящий договор будет прекращен до того, как поручение исполнено полностью, Доверитель обязан возместить Поверенному понесенные <text:s/>при исполнении поручения расходы </text:span><text:span text:style-name="T2">не позднее 10 дней с момента прекращения обязательства.</text:span></text:p>
      <text:p text:style-name="P29">7. Настоящий договор прекращается, кроме общих оснований прекращения обязательств, также вследствие: </text:p>
      <text:p text:style-name="P30">7.1 отмены поручения Доверителем; </text:p>
      <text:p text:style-name="P30">7.2 отказа Поверенного; </text:p>
      <text:p text:style-name="P29">7.3 смерти Доверителя, признания его недееспособным, ограниченно дееспособным или безвестно отсутствующим;</text:p>
      <text:p text:style-name="P29">7.4. ликвидации Поверенного.</text:p>
      <text:p text:style-name="P22"><text:span text:style-name="T1">8. <text:s/>Ответственность за все недостатки, переданного Поверенному автомобиля, перед покупателем несет Доверитель </text:span><text:span text:style-name="T2">в полном объеме, предусмотренном законодательством о договоре купли-продажи для продавца товара.</text:span></text:p>
      <text:p text:style-name="P27">В случае, если после заключения договора купли-продажи автомобиля данный автомобиль будет изъят у покупателя в судебном порядке по требованиям третьих лиц в связи с наличием действительных обременений, ответственность перед покупателем несет Доверитель (независимо от того знал ли Доверитель о существовании данных обременений).</text:p>
      <text:p text:style-name="P24">9. Доверитель вправе отменить поручение, а Поверенный отказаться от него во всякое время, своевременно известив о прекращении договора другую сторону. </text:p>
      <text:p text:style-name="P24">10. Сторона, отказывающаяся от настоящего договора, должна уведомить другую Сторону о прекращении договора не позднее, чем за 10 дней. </text:p>
      <text:p text:style-name="P27">Отказ Поверенного от исполнения договора не влечет возмещения убытков Доверителю, причиненных данным отказом.</text:p>
      <text:p text:style-name="P24">11. Любые изменения и дополнения к настоящему договору действительны лишь при условии, если они совершены в письменной форме и подписаны надлежаще уполномоченными на то представителями сторон. </text:p>
      <text:p text:style-name="P27">В случае изменения места жительства Доверитель обязан не позднее 5 дней сообщить об этом Поверенному, в случае неисполнения данного обязательства Поверенный не несет ответственности за несвоевременное извещение Доверителя о ходе исполнения поручения и иные негативные последствия, вызванные отсутствием информации о фактическом месте жительстве Доверителя.</text:p>
      <text:p text:style-name="P24">12. Стороны несут ответственность за неисполнение или ненадлежащее исполнение обязательств в соответствии с гражданским законодательством. </text:p>
      <text:p text:style-name="P24">13. Настоящий договор составлен в двух экземплярах, один из которых находится у Доверителя, а второй - у Поверенного, и вступает в силу с момента подписания. </text:p>
      <text:p text:style-name="P24">14. Реквизиты и подписи сторон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<text:s text:c="23"/>«Доверитель»</text:p>
            <text:p text:style-name="P7"/>
            <text:p text:style-name="P41">[client.commisioner_full_name]</text:p>
            <text:p text:style-name="P42">Паспорт: <text:span text:style-name="T17">[client.passport_s]</text:span> № <text:span text:style-name="T17">[client.passport_n]</text:span></text:p>
            <text:p text:style-name="P42">Выдан: <text:span text:style-name="T17">[client.passport_i]</text:span></text:p>
            <text:p text:style-name="P42">Дата выдачи: <text:span text:style-name="T17">[client.passport_i_date]</text:span></text:p>
            <text:p text:style-name="P42">Адрес: <text:span text:style-name="T17">[client.issuer_address]</text:span></text:p>
            <text:p text:style-name="P39"/>
            <text:p text:style-name="P39"/>
          </table:table-cell>
          <table:table-cell table:style-name="Table2.A1" office:value-type="string">
            <text:p text:style-name="P12"><text:s text:c="22"/>«Поверенный»</text:p>
            <text:p text:style-name="P6"><text:span text:style-name="T13"><text:s text:c="19"/></text:span><text:span text:style-name="T16">[client.company_name]</text:span></text:p>
            <text:p text:style-name="P33">[client.company_name]</text:p>
            <text:p text:style-name="P34">[client.company_address]</text:p>
            <text:p text:style-name="P37"><text:span text:style-name="T10">ИНН</text:span><text:span text:style-name="T8"> <text:s/></text:span><text:span text:style-name="T9">[client.company_inn]</text:span></text:p>
            <text:p text:style-name="P36"><text:span text:style-name="T10">КПП</text:span><text:span text:style-name="T8"> </text:span><text:span text:style-name="T9">[client.company_kpp]</text:span></text:p>
            <text:p text:style-name="P36"><text:span text:style-name="T10">р/с</text:span><text:span text:style-name="T8"> </text:span><text:span text:style-name="T9">[client.company_acc_n]</text:span></text:p>
            <text:p text:style-name="P36"><text:span text:style-name="T10">к/с</text:span><text:span text:style-name="T8"> </text:span><text:span text:style-name="T9">[client.company_corr_acc_n]</text:span></text:p>
            <text:p text:style-name="P36"><text:span text:style-name="T10">БИК</text:span><text:span text:style-name="T8"> </text:span><text:span text:style-name="T9">[client.company_bik]</text:span></text:p>
            <text:p text:style-name="P35">[client.company_bank_name]</text:p>
          </table:table-cell>
        </table:table-row>
        <table:table-row table:style-name="Table2.1">
          <table:table-cell table:style-name="Table2.A1" office:value-type="string">
            <text:p text:style-name="P40">_____________________/ <text:span text:style-name="T17">[client.commisioner_bn]</text:span> /</text:p>
          </table:table-cell>
          <table:table-cell table:style-name="Table2.A1" office:value-type="string">
            <text:p text:style-name="P12">_____________________________/Кутанов А.А./</text:p>
          </table:table-cell>
        </table:table-row>
      </table:table>
      <text:p text:style-name="P43"/>
      <text:p text:style-name="P44">АКТ</text:p>
      <text:p text:style-name="P17">приема-передачи автотранспортного средства </text:p>
      <text:p text:style-name="P17">по договору поручения № <text:span text:style-name="T19">[client.id]</text:span> от <text:span text:style-name="T19">[client.doc_date]</text:span> г.</text:p>
      <text:p text:style-name="P18"/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г. Владимир</text:p>
          </table:table-cell>
          <table:table-cell table:style-name="Table3.A1" office:value-type="string">
            <text:p text:style-name="P16"><text:span text:style-name="T19">[client.doc_date]</text:span> г.</text:p>
          </table:table-cell>
        </table:table-row>
      </table:table>
      <text:p text:style-name="P22"><text:span text:style-name="T1">Общество с ограниченной ответственностью «Авангард», в лице директора </text:span><text:span text:style-name="T4">Кутанова Андрея Александровича</text:span><text:span text:style-name="T1">, действующего на основании Устава, именуемое в дальнейшем «Поверенный», с одной стороны, и гр. </text:span><text:span text:style-name="T6">[client.commisioner_full_name]</text:span><text:span text:style-name="T1"> , именуемый в дальнейшем «Доверитель», с другой стороны, передает следующий автомобиль с пробегом:</text:span></text:p>
      <text:p text:style-name="P2"/>
      <text:p text:style-name="P26">Доверитель передал, а Поверенный принял автомобиль 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Марка автомобиля</text:p>
          </table:table-cell>
          <table:table-cell table:style-name="Table4.B1" office:value-type="string">
            <text:p text:style-name="P14">[client.car_model]</text:p>
          </table:table-cell>
        </table:table-row>
        <table:table-row table:style-name="Table4.1">
          <table:table-cell table:style-name="Table4.A1" office:value-type="string">
            <text:p text:style-name="P19"><text:span text:style-name="T1">Идентификационный номер (</text:span><text:span text:style-name="T3">VIN</text:span><text:span text:style-name="T1">)</text:span></text:p>
          </table:table-cell>
          <table:table-cell table:style-name="Table4.B1" office:value-type="string">
            <text:p text:style-name="P14">[client.car_vin]</text:p>
          </table:table-cell>
        </table:table-row>
        <table:table-row table:style-name="Table4.1">
          <table:table-cell table:style-name="Table4.A1" office:value-type="string">
            <text:p text:style-name="P3">Тип</text:p>
          </table:table-cell>
          <table:table-cell table:style-name="Table4.B1" office:value-type="string">
            <text:p text:style-name="P9">[client.car_body_type]</text:p>
          </table:table-cell>
        </table:table-row>
        <table:table-row table:style-name="Table4.1">
          <table:table-cell table:style-name="Table4.A1" office:value-type="string">
            <text:p text:style-name="P3">Год выпуска</text:p>
          </table:table-cell>
          <table:table-cell table:style-name="Table4.B1" office:value-type="string">
            <text:p text:style-name="P9">[client.car_year]</text:p>
          </table:table-cell>
        </table:table-row>
        <table:table-row table:style-name="Table4.1">
          <table:table-cell table:style-name="Table4.A1" office:value-type="string">
            <text:p text:style-name="P3">Двигатель №</text:p>
          </table:table-cell>
          <table:table-cell table:style-name="Table4.B1" office:value-type="string">
            <text:p text:style-name="P14">[client.car_engine_number]</text:p>
          </table:table-cell>
        </table:table-row>
        <table:table-row table:style-name="Table4.1">
          <table:table-cell table:style-name="Table4.A1" office:value-type="string">
            <text:p text:style-name="P3">Шасси №</text:p>
          </table:table-cell>
          <table:table-cell table:style-name="Table4.B1" office:value-type="string">
            <text:p text:style-name="P14">[client.car_chassis]</text:p>
          </table:table-cell>
        </table:table-row>
        <table:table-row table:style-name="Table4.1">
          <table:table-cell table:style-name="Table4.A1" office:value-type="string">
            <text:p text:style-name="P3">Кузов №</text:p>
          </table:table-cell>
          <table:table-cell table:style-name="Table4.B1" office:value-type="string">
            <text:p text:style-name="P9">[client.car_body_number]</text:p>
          </table:table-cell>
        </table:table-row>
        <table:table-row table:style-name="Table4.1">
          <table:table-cell table:style-name="Table4.A1" office:value-type="string">
            <text:p text:style-name="P3">Цвет</text:p>
          </table:table-cell>
          <table:table-cell table:style-name="Table4.B1" office:value-type="string">
            <text:p text:style-name="P9">[client.car_color]</text:p>
          </table:table-cell>
        </table:table-row>
        <table:table-row table:style-name="Table4.1">
          <table:table-cell table:style-name="Table4.A1" office:value-type="string">
            <text:p text:style-name="P3">Мощность двигателя, л.с. (кВт)</text:p>
          </table:table-cell>
          <table:table-cell table:style-name="Table4.B1" office:value-type="string">
            <text:p text:style-name="P9">[client.car_HP] ([client.car_kW])</text:p>
          </table:table-cell>
        </table:table-row>
        <table:table-row table:style-name="Table4.1">
          <table:table-cell table:style-name="Table4.A1" office:value-type="string">
            <text:p text:style-name="P3">Рабочий объем двигателя, см3</text:p>
          </table:table-cell>
          <table:table-cell table:style-name="Table4.B1" office:value-type="string">
            <text:p text:style-name="P9">[client.car_engine_volume]</text:p>
          </table:table-cell>
        </table:table-row>
        <table:table-row table:style-name="Table4.1">
          <table:table-cell table:style-name="Table4.A1" office:value-type="string">
            <text:p text:style-name="P3">Паспорт ТС (серия, номер)</text:p>
          </table:table-cell>
          <table:table-cell table:style-name="Table4.B1" office:value-type="string">
            <text:p text:style-name="P9">[client.car_PTS]</text:p>
          </table:table-cell>
        </table:table-row>
        <table:table-row table:style-name="Table4.1">
          <table:table-cell table:style-name="Table4.A12" office:value-type="string">
            <text:p text:style-name="P3">Выдан </text:p>
          </table:table-cell>
          <table:table-cell table:style-name="Table4.B12" office:value-type="string">
            <text:p text:style-name="P9">[client.car_PTS_issuer] [client.car_PTS_issue_date]</text:p>
          </table:table-cell>
        </table:table-row>
        <table:table-row table:style-name="Table4.1">
          <table:table-cell table:style-name="Table4.A12" office:value-type="string">
            <text:p text:style-name="P10">Свидетельство о регистрации ТС</text:p>
          </table:table-cell>
          <table:table-cell table:style-name="Table4.B12" office:value-type="string">
            <text:p text:style-name="P46">[client.reg_card]</text:p>
          </table:table-cell>
        </table:table-row>
        <table:table-row table:style-name="Table4.1">
          <table:table-cell table:style-name="Table4.A12" office:value-type="string">
            <text:p text:style-name="P10">Регистрационный знак</text:p>
          </table:table-cell>
          <table:table-cell table:style-name="Table4.B12" office:value-type="string">
            <text:p text:style-name="P46">[client.plate]</text:p>
          </table:table-cell>
        </table:table-row>
      </table:table>
      <text:p text:style-name="P23"/>
      <text:p text:style-name="P26">Примечания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  <table:table-row table:style-name="Table5.1">
          <table:table-cell table:style-name="Table5.A1" office:value-type="string">
            <text:p text:style-name="P38"/>
          </table:table-cell>
        </table:table-row>
      </table:table>
      <text:p text:style-name="P20"/>
      <text:p text:style-name="P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3"><text:s text:c="23"/>«Доверитель»</text:p>
            <text:p text:style-name="P7"/>
            <text:p text:style-name="P41">[client.commisioner_full_name]</text:p>
            <text:p text:style-name="P42">Паспорт: <text:span text:style-name="T17">[client.passport_s]</text:span> № <text:span text:style-name="T17">[client.passport_n]</text:span></text:p>
            <text:p text:style-name="P42">Выдан: <text:span text:style-name="T17">[client.passport_i]</text:span></text:p>
            <text:p text:style-name="P42">Дата выдачи: <text:span text:style-name="T17">[client.passport_i_date]</text:span></text:p>
            <text:p text:style-name="P42">Адрес: <text:span text:style-name="T17">[client.issuer_address]</text:span></text:p>
            <text:p text:style-name="P39"/>
            <text:p text:style-name="P39"/>
          </table:table-cell>
          <table:table-cell table:style-name="Table6.A1" office:value-type="string">
            <text:p text:style-name="P12"><text:s text:c="22"/>«Поверенный»</text:p>
            <text:p text:style-name="P11"><text:s text:c="19"/><text:span text:style-name="T18">[client.company_name]</text:span></text:p>
            <text:p text:style-name="P32"/>
            <text:p text:style-name="P33">[client.company_name]</text:p>
            <text:p text:style-name="P34">[client.company_address]</text:p>
            <text:p text:style-name="P37"><text:span text:style-name="T10">ИНН</text:span><text:span text:style-name="T8"> <text:s/></text:span><text:span text:style-name="T9">[client.company_inn]</text:span></text:p>
            <text:p text:style-name="P36"><text:span text:style-name="T10">КПП</text:span><text:span text:style-name="T8"> </text:span><text:span text:style-name="T9">[client.company_kpp]</text:span></text:p>
            <text:p text:style-name="P36"><text:span text:style-name="T10">р/с</text:span><text:span text:style-name="T8"> </text:span><text:span text:style-name="T9">[client.company_acc_n]</text:span></text:p>
            <text:p text:style-name="P36"><text:span text:style-name="T10">к/с</text:span><text:span text:style-name="T8"> </text:span><text:span text:style-name="T9">[client.company_corr_acc_n]</text:span></text:p>
            <text:p text:style-name="P36"><text:span text:style-name="T10">БИК</text:span><text:span text:style-name="T8"> </text:span><text:span text:style-name="T9">[client.company_bik]</text:span></text:p>
            <text:p text:style-name="P35">[client.company_bank_name]</text:p>
            <text:p text:style-name="P31"/>
          </table:table-cell>
        </table:table-row>
        <table:table-row table:style-name="Table6.1">
          <table:table-cell table:style-name="Table6.A1" office:value-type="string">
            <text:p text:style-name="P40">____________________/ <text:span text:style-name="T17">[client.commisioner_bn]</text:span> /</text:p>
          </table:table-cell>
          <table:table-cell table:style-name="Table6.A1" office:value-type="string">
            <text:p text:style-name="P12">_____________________________/Кутанов А.А./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2" svg:font-family="'Lohit Hindi'"/>
    <style:font-face style:name="DejaVu Sans1" svg:font-family="'DejaVu Sans'" style:font-pitch="variable"/>
    <style:font-face style:name="Lohit Hindi1" svg:font-family="'Lohit Hindi'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hyphenation-ladder-count="no-limit" fo:keep-with-next="always"/>
      <style:text-properties fo:font-weight="bold" style:font-weight-asian="bold" style:font-weight-complex="bold" fo:hyphenate="false" fo:hyphenation-remain-char-count="2" fo:hyphenation-push-char-count="2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size="14pt" style:font-name-asian="DejaVu Sans1" style:font-size-asian="14pt" style:font-name-complex="Lohit Hindi1" style:font-size-complex="14pt"/>
    </style:style>
    <style:style style:name="Название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Указатель" style:family="paragraph" style:parent-style-name="Standard">
      <style:paragraph-properties text:number-lines="false" text:line-number="0"/>
      <style:text-properties style:font-name-complex="Lohit Hindi2"/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fo:hyphenation-ladder-count="no-limit" text:number-lines="false" text:line-number="0"/>
      <style:text-properties style:font-name="Arial" style:font-name-complex="Arial" fo:hyphenate="false" fo:hyphenation-remain-char-count="2" fo:hyphenation-push-char-count="2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0693in" fo:margin-bottom="0.0693in" style:contextual-spacing="false"/>
    </style:style>
    <style:style style:name="WW-Заголовок" style:family="paragraph" style:parent-style-name="Standard" style:next-style-name="Subtitle">
      <style:paragraph-properties fo:text-align="center" style:justify-single-word="false"/>
      <style:text-properties fo:font-size="13pt" fo:language="en" fo:country="US" style:font-size-asian="13pt" style:language-asian="en" style:country-asian="US" style:font-size-complex="13pt"/>
    </style:style>
    <style:style style:name="Subtitle" style:family="paragraph" style:parent-style-name="Заголовок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color="#000000" fo:font-size="10.5pt" style:font-size-asian="10.5pt" style:font-size-complex="10.5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Основной_20_шрифт_20_абзаца" style:display-name="Основной шрифт абзаца" style:family="text"/>
    <style:style style:name="_20_Знак_20_Знак3" style:display-name=" Знак Знак3" style:family="text" style:parent-style-name="Основной_20_шрифт_20_абзаца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_20_Знак_20_Знак2" style:display-name=" Знак Знак2" style:family="text" style:parent-style-name="Основной_20_шрифт_20_абзаца">
      <style:text-properties fo:font-size="12pt" style:font-size-asian="12pt" style:font-name-complex="Times New Roman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/>
    </style:style>
    <style:style style:name="_20_Знак_20_Знак1" style:display-name=" Знак Знак1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_20_Знак_20_Знак" style:display-name=" Знак Знак" style:family="text" style:parent-style-name="Основной_20_шрифт_20_абзаца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Символ_20_нумерации" style:display-name="Символ нумерации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fo:padding="0in" fo:border="none" style:shadow="non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3854in" fo:margin-bottom="0.1354in" fo:margin-left="0.8543in" fo:margin-right="0.6043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7.5898in" svg:y="-0.0382in" svg:width="0.2028in" svg:height="0.2429in" draw:z-index="2"><draw:text-box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</dc:title>
    <meta:initial-creator>b</meta:initial-creator>
    <meta:creation-date>2011-01-25T00:10:00</meta:creation-date>
    <dc:date>2013-11-18T13:04:00.122395247</dc:date>
    <meta:print-date>2011-09-25T15:25:00</meta:print-date>
    <meta:editing-cycles>20</meta:editing-cycles>
    <meta:editing-duration>PT2H33M37S</meta:editing-duration>
    <meta:generator>LibreOffice/4.1.2.3$Linux_X86_64 LibreOffice_project/410m0$Build-3</meta:generator>
    <meta:document-statistic meta:table-count="7" meta:image-count="0" meta:object-count="0" meta:page-count="3" meta:paragraph-count="139" meta:word-count="1075" meta:character-count="9720" meta:non-whitespace-character-count="8569"/>
  </office:meta>
</office:document-meta>
</file>